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<text:span text:style-name="T4">ResearchActivity</text:span><text:span text:style-name="T2"> Acitivty</text:span>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<text:span text:style-name="T4">ResearchActivity</text:span><text:span text:style-name="T2"> Acitivty</text:span>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Agent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5"/>
          <table:table-cell office:value-type="string" calcext:value-type="string">
            <text:p>Equivalent to: SoftwareAgen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/>
          <table:table-cell office:value-type="string" calcext:value-type="string">
            <text:p>positiveInteg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/>
          <table:table-cell office:value-type="string" calcext:value-type="string">
            <text:p>nonNegativeInteger?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ResearchActivity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ResearchActivity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HardwareSetupEquipment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HardwareSetupEquipment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AgentSetupEquipment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3">00/00/0000</text:date>, <text:time style:data-style-name="N2" text:time-value="16:12:13.598305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23T17:35:16.239707638</dc:date>
    <dc:creator>cristina </dc:creator>
    <meta:editing-duration>P3DT9H33M4S</meta:editing-duration>
    <meta:editing-cycles>334</meta:editing-cycles>
    <meta:generator>LibreOffice/4.2.7.2$Linux_X86_64 LibreOffice_project/420m0$Build-2</meta:generator>
    <meta:document-statistic meta:table-count="1" meta:cell-count="409" meta:object-count="0"/>
  </office:meta>
</office:document-meta>
</file>